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8.088cm"/>
    </style:style>
    <style:style style:name="gr3" style:family="graphic" style:parent-style-name="standard">
      <style:graphic-properties draw:stroke="none" draw:fill="none" fo:min-height="16.421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2-subtitle">
      <style:graphic-properties draw:fill-color="#ffffff" draw:textarea-vertical-align="top" fo:min-height="16.255cm"/>
    </style:style>
    <style:style style:name="pr4" style:family="presentation" style:parent-style-name="Vivid2-notes">
      <style:graphic-properties draw:fill-color="#ffffff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subtitle">
      <style:graphic-properties draw:fill-color="#ffffff" draw:textarea-vertical-align="middle" fo:min-height="16.255cm"/>
    </style:style>
    <style:style style:name="pr7" style:family="presentation" style:parent-style-name="Vivid2-subtitle">
      <style:graphic-properties draw:fill-color="#ffffff" fo:min-height="2.031cm"/>
    </style:style>
    <style:style style:name="pr8" style:family="presentation" style:parent-style-name="Vivid1-title">
      <style:graphic-properties fo:min-height="3.306cm"/>
    </style:style>
    <style:style style:name="pr9" style:family="presentation" style:parent-style-name="Vivid1-notes">
      <style:graphic-properties draw:fill-color="#ffffff" draw:auto-grow-height="true" fo:min-height="12.464cm"/>
    </style:style>
    <style:style style:name="pr10" style:family="presentation" style:parent-style-name="Vivid1-outline1">
      <style:graphic-properties fo:min-height="13.17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loext:graphic-properties draw:fill-color="#ffffff"/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loext:graphic-properties draw:fill-color="#ffffff"/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P12" style:family="paragraph">
      <loext:graphic-properties draw:fill-color="#ffffff"/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13" style:family="paragraph">
      <style:paragraph-properties fo:text-align="start"/>
      <style:text-properties fo:font-size="26pt" fo:font-weight="normal" style:font-weight-asian="normal" style:font-weight-complex="normal"/>
    </style:style>
    <style:style style:name="P14" style:family="paragraph">
      <loext:graphic-properties draw:fill="none"/>
    </style:style>
    <style:style style:name="P15" style:family="paragraph">
      <style:text-properties fo:font-size="20pt"/>
    </style:style>
    <style:style style:name="P16" style:family="paragraph">
      <loext:graphic-properties draw:fill="none"/>
      <style:text-properties fo:font-size="20pt"/>
    </style:style>
    <style:style style:name="P17" style:family="paragraph">
      <loext:graphic-properties draw:fill-color="#ffffff"/>
      <style:text-properties fo:font-size="19.799999237060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4617b" style:text-outline="false" style:text-line-through-style="none" style:text-line-through-type="none" style:font-name="Source Sans Pro Black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Lab 1. Part III. Cool overview.</text:span>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Mipt (Ilab), 24.10.2018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2" presentation:presentation-page-layout-name="AL2T32" presentation:use-date-time-name="dtd1">
        <office:forms form:automatic-focus="false" form:apply-design-mode="false"/>
        <draw:frame presentation:style-name="pr3" draw:text-style-name="P4" draw:layer="layout" svg:width="29.996cm" svg:height="16.255cm" svg:x="1.664cm" svg:y="0.837cm" presentation:class="subtitle" presentation:user-transformed="true">
          <draw:text-box>
            <text:p text:style-name="P3"><text:span text:style-name="T2"/></text:p>
            <text:p text:style-name="P3"><text:span text:style-name="T2">$ perl pa1-grading.pl</text:span></text:p>
            <text:p text:style-name="P3"><text:span text:style-name="T2"/></text:p>
            <text:p text:style-name="P3"><text:span text:style-name="T2">$ ./lexer grading/all_else_true.cl.cool &gt; out.log</text:span></text:p>
            <text:p text:style-name="P3"><text:span text:style-name="T2"/></text:p>
            <text:p text:style-name="P3"><text:span text:style-name="T2">$ vimdiff out.log grading/all_else_true.cl.cool.out</text:span></text:p>
            <text:p text:style-name="P3"><text:span text:style-name="T2"/></text:p>
            <text:p text:style-name="P3"><text:span text:style-name="T3">$ gdb --args ./lexer </text:span><text:span text:style-name="T2">grading/all_else_true.cl.cool</text:span></text:p>
            <text:p text:style-name="P3"><text:span text:style-name="T2">!! utilities.cc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7" draw:layer="layout" svg:width="29.996cm" svg:height="16.255cm" svg:x="1.664cm" svg:y="0.837cm" presentation:class="subtitle">
          <draw:text-box>
            <text:p text:style-name="P6">++ packages:</text:p>
            <text:p text:style-name="P6">Perl, Sed, Awk, Tar, etc.</text:p>
            <text:p text:style-name="P6"/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10" draw:layer="layout" svg:width="29.996cm" svg:height="16.255cm" svg:x="1.664cm" svg:y="0.837cm" presentation:class="subtitle" presentation:user-transformed="true">
          <draw:text-box>
            <text:p text:style-name="P9"><text:span text:style-name="T2">cool-manual.pdf :</text:span></text:p>
            <text:p text:style-name="P9"><text:span text:style-name="T4"/></text:p>
            <text:p text:style-name="P9"><text:span text:style-name="T4"/></text:p>
            <text:p text:style-name="P9"><text:span text:style-name="T4"><text:s text:c="2"/></text:span><text:span text:style-name="T4">1. Introduction</text:span></text:p>
            <text:p text:style-name="P9"><text:span text:style-name="T4"><text:s text:c="2"/></text:span><text:span text:style-name="T4">2. Getting Started</text:span></text:p>
            <text:p text:style-name="P9"><text:span text:style-name="T4"><text:s text:c="2"/></text:span><text:span text:style-name="T4">3. </text:span><text:span text:style-name="T2">Classes</text:span></text:p>
            <text:p text:style-name="P9"><text:span text:style-name="T4"><text:s text:c="2"/></text:span><text:span text:style-name="T4">4. </text:span><text:span text:style-name="T2">Types</text:span></text:p>
            <text:p text:style-name="P9"><text:span text:style-name="T4"><text:s text:c="2"/></text:span><text:span text:style-name="T4">5. </text:span><text:span text:style-name="T2">Attributes</text:span></text:p>
            <text:p text:style-name="P9"><text:span text:style-name="T4"><text:s text:c="2"/></text:span><text:span text:style-name="T4">6. </text:span><text:span text:style-name="T2">Methods</text:span></text:p>
            <text:p text:style-name="P9"><text:span text:style-name="T4"><text:s text:c="2"/></text:span><text:span text:style-name="T4">7. </text:span><text:span text:style-name="T2">Expressions</text:span></text:p>
            <text:p text:style-name="P9"><text:span text:style-name="T4"><text:s text:c="2"/></text:span><text:span text:style-name="T4">8. </text:span><text:span text:style-name="T2">Basic Classes</text:span></text:p>
            <text:p text:style-name="P9"><text:span text:style-name="T4"><text:s text:c="2"/></text:span><text:span text:style-name="T4">9. Main Class</text:span></text:p>
            <text:p text:style-name="P9"><text:span text:style-name="T4">10. </text:span><text:span text:style-name="T2">Lexical Structure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12" draw:layer="layout" svg:width="29.996cm" svg:height="16.255cm" svg:x="1.664cm" svg:y="0.837cm" presentation:class="subtitle" presentation:user-transformed="true">
          <draw:text-box>
            <text:p text:style-name="P11"><text:span text:style-name="T5">PA1.pdf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32" presentation:use-date-time-name="dtd1">
        <office:forms form:automatic-focus="false" form:apply-design-mode="false"/>
        <draw:frame presentation:style-name="pr6" draw:text-style-name="P10" draw:layer="layout" svg:width="29.996cm" svg:height="16.255cm" svg:x="1.664cm" svg:y="0.837cm" presentation:class="subtitle" presentation:user-transformed="true">
          <draw:text-box>
            <text:p text:style-name="P13"><text:span text:style-name="T2">cool-toor.pdf :</text:span></text:p>
            <text:p text:style-name="P13"><text:span text:style-name="T4"/></text:p>
            <text:p text:style-name="P13"><text:span text:style-name="T4">Понадобится на этапе парсера.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32" presentation:use-date-time-name="dtd1">
        <office:forms form:automatic-focus="false" form:apply-design-mode="false"/>
        <draw:frame presentation:style-name="pr5" draw:text-style-name="P7" draw:layer="layout" svg:width="11.798cm" svg:height="16.255cm" svg:x="0.762cm" svg:y="-5.841cm" presentation:class="subtitle" presentation:user-transformed="true">
          <draw:text-box>
            <text:p text:style-name="P6">lextest.cc</text:p>
            <text:p text:style-name="P6"/>
          </draw:text-box>
        </draw:frame>
        <draw:frame draw:style-name="gr2" draw:text-style-name="P14" draw:layer="layout" svg:width="26.897cm" svg:height="18.288cm" svg:x="6.123cm" svg:y="2.286cm">
          <draw:text-box>
            <text:p>int main(int argc, char** argv) {</text:p>
            <text:p><text:tab/>int token;</text:p>
            <text:p><text:tab/>handle_flags(argc,argv);</text:p>
            <text:p><text:tab/>while (optind &lt; argc) {</text:p>
            <text:p><text:tab/> <text:s text:c="3"/>fin = <text:span text:style-name="T6">fopen</text:span>(argv[optind], "r");</text:p>
            <text:p><text:s text:c="9"/>// sm: the 'coolc' compiler's file-handling loop resets</text:p>
            <text:p><text:s text:c="9"/>// this counter, so let's make the stand-alone lexer</text:p>
            <text:p><text:s text:c="9"/>// do the same thing</text:p>
            <text:p><text:s text:c="9"/>curr_lineno = 1;</text:p>
            <text:p><text:tab/> <text:s text:c="3"/>// Scan and print all tokens.</text:p>
            <text:p><text:tab/> <text:s text:c="3"/>cout &lt;&lt; "<text:span text:style-name="T6">#name </text:span>\"" &lt;&lt; argv[optind] &lt;&lt; "\"" &lt;&lt; endl;</text:p>
            <text:p><text:tab/> <text:s text:c="3"/>while ((token = cool_yylex()) != 0) {</text:p>
            <text:p><text:tab/><text:tab/><text:span text:style-name="T6">dump_cool_token</text:span>(cout, curr_lineno, token, cool_yylval);</text:p>
            <text:p><text:tab/> <text:s text:c="3"/>}</text:p>
            <text:p><text:tab/> <text:s text:c="3"/>fclose(fin);</text:p>
            <text:p><text:tab/> <text:s text:c="3"/>optind++;</text:p>
            <text:p><text:tab/>}</text:p>
            <text:p><text:tab/>exit(0);</text:p>
            <text:p>}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7" draw:layer="layout" svg:width="11.798cm" svg:height="2.031cm" svg:x="0.508cm" svg:y="0.763cm" presentation:class="subtitle" presentation:user-transformed="true">
          <draw:text-box>
            <text:p text:style-name="P6">utilites.cc</text:p>
          </draw:text-box>
        </draw:frame>
        <draw:frame draw:style-name="gr2" draw:text-style-name="P14" draw:layer="layout" svg:width="26.897cm" svg:height="18.288cm" svg:x="5.361cm" svg:y="2.286cm">
          <draw:text-box>
            <text:p>// dump the token in format readable by the sceond phase token lexer</text:p>
            <text:p>void <text:span text:style-name="T6">dump_cool_token</text:span>(ostream&amp; out, int lineno, int token, YYSTYPE yylval)</text:p>
            <text:p>{</text:p>
            <text:p><text:s text:c="4"/>out &lt;&lt; "#" &lt;&lt; lineno &lt;&lt; " " &lt;&lt; <text:span text:style-name="T6">cool_token_to_string</text:span>(token);</text:p>
            <text:p><text:s text:c="4"/>switch (token) {</text:p>
            <text:p><text:s text:c="4"/>case (<text:span text:style-name="T6">STR_CONST</text:span>):</text:p>
            <text:p><text:tab/>out &lt;&lt; " \"";</text:p>
            <text:p><text:tab/><text:span text:style-name="T6">print_escaped_string</text:span>(out, cool_yylval.symbol-&gt;get_string());</text:p>
            <text:p><text:tab/>out &lt;&lt; "\"";</text:p>
            <text:p>#ifdef CHECK_TABLES</text:p>
            <text:p><text:tab/>stringtable.lookup_string(cool_yylval.symbol-&gt;get_string());</text:p>
            <text:p>#endif</text:p>
            <text:p><text:tab/>break;</text:p>
            <text:p>…</text:p>
            <text:p><text:s text:c="4"/>}</text:p>
            <text:p><text:s text:c="4"/>out &lt;&lt; endl;</text:p>
            <text:p>}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2T32" presentation:use-date-time-name="dtd1">
        <office:forms form:automatic-focus="false" form:apply-design-mode="false"/>
        <draw:frame presentation:style-name="pr7" draw:text-style-name="P7" draw:layer="layout" svg:width="11.798cm" svg:height="2.031cm" svg:x="0.508cm" svg:y="0.763cm" presentation:class="subtitle" presentation:user-transformed="true">
          <draw:text-box>
            <text:p text:style-name="P6">utilites.cc</text:p>
          </draw:text-box>
        </draw:frame>
        <draw:frame draw:style-name="gr2" draw:text-style-name="P14" draw:layer="layout" svg:width="26.897cm" svg:height="18.288cm" svg:x="5.361cm" svg:y="2.285cm">
          <draw:text-box>
            <text:p>char *cool_token_to_string(int tok)</text:p>
            <text:p>{</text:p>
            <text:p><text:s text:c="2"/>switch (tok) {</text:p>
            <text:p><text:s text:c="2"/>case 0: <text:s text:c="11"/>return("EOF"); <text:s text:c="7"/>break;</text:p>
            <text:p><text:s text:c="2"/>case (CLASS): <text:s text:c="5"/>return("CLASS"); <text:s text:c="5"/>break;</text:p>
            <text:p>...</text:p>
            <text:p><text:s text:c="2"/>case (ISVOID): <text:s text:c="4"/>return("ISVOID"); <text:s text:c="4"/>break;</text:p>
            <text:p>...</text:p>
            <text:p><text:s text:c="2"/>case '}': return("'}'"); break;</text:p>
            <text:p><text:s text:c="2"/>default: <text:s/>return("&lt;Invalid Token&gt;");</text:p>
            <text:p><text:s text:c="2"/>}</text:p>
            <text:p>}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4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3T1" presentation:use-date-time-name="dtd1">
        <office:forms form:automatic-focus="false" form:apply-design-mode="false"/>
        <draw:frame draw:style-name="gr3" draw:text-style-name="P16" draw:layer="layout" svg:width="24.001cm" svg:height="16.621cm" svg:x="0.637cm" svg:y="4.207cm">
          <draw:text-box>
            <text:p text:style-name="P15"><text:span text:style-name="T7">class Main {</text:span></text:p>
            <text:p text:style-name="P15"><text:span text:style-name="T7"><text:s text:c="4"/></text:span><text:span text:style-name="T7">cells : CellularAutomaton;</text:span></text:p>
            <text:p text:style-name="P15"><text:span text:style-name="T7"><text:s text:c="3"/></text:span></text:p>
            <text:p text:style-name="P15"><text:span text:style-name="T7"><text:s text:c="4"/></text:span><text:span text:style-name="T7">main() : SELF_TYPE {</text:span></text:p>
            <text:p text:style-name="P15"><text:span text:style-name="T7"><text:s text:c="8"/></text:span><text:span text:style-name="T7">{</text:span></text:p>
            <text:p text:style-name="P15"><text:span text:style-name="T7"><text:s text:c="12"/></text:span><text:span text:style-name="T7">cells &lt;- (new CellularAutomaton).init(" <text:s text:c="8"/>X <text:s text:c="8"/>");</text:span></text:p>
            <text:p text:style-name="P15"><text:span text:style-name="T7"><text:s text:c="12"/></text:span><text:span text:style-name="T7">cells.print();</text:span></text:p>
            <text:p text:style-name="P15"><text:span text:style-name="T7"><text:s text:c="12"/></text:span><text:span text:style-name="T7">(let countdown : Int &lt;- 20 in</text:span></text:p>
            <text:p text:style-name="P15"><text:span text:style-name="T7"><text:s text:c="16"/></text:span><text:span text:style-name="T7">while 0 &lt; countdown loop</text:span></text:p>
            <text:p text:style-name="P15"><text:span text:style-name="T7"><text:s text:c="20"/></text:span><text:span text:style-name="T7">{</text:span></text:p>
            <text:p text:style-name="P15"><text:span text:style-name="T7"><text:s text:c="24"/></text:span><text:span text:style-name="T7">cells.evolve();</text:span></text:p>
            <text:p text:style-name="P15"><text:span text:style-name="T7"><text:s text:c="24"/></text:span><text:span text:style-name="T7">cells.print();</text:span></text:p>
            <text:p text:style-name="P15"><text:span text:style-name="T7"><text:s text:c="24"/></text:span><text:span text:style-name="T7">countdown &lt;- countdown - 1;</text:span></text:p>
            <text:p text:style-name="P15"><text:span text:style-name="T7"><text:s text:c="20"/></text:span><text:span text:style-name="T7">}</text:span></text:p>
            <text:p text:style-name="P15"><text:span text:style-name="T7"><text:s text:c="16"/></text:span><text:span text:style-name="T7">pool</text:span></text:p>
            <text:p text:style-name="P15"><text:span text:style-name="T7"><text:s text:c="12"/></text:span><text:span text:style-name="T7">);</text:span></text:p>
            <text:p text:style-name="P15"><text:span text:style-name="T7"><text:s text:c="12"/></text:span><text:span text:style-name="T7">self;</text:span></text:p>
            <text:p text:style-name="P15"><text:span text:style-name="T7"><text:s text:c="8"/></text:span><text:span text:style-name="T7">}</text:span></text:p>
            <text:p text:style-name="P15"><text:span text:style-name="T7"><text:s text:c="4"/></text:span><text:span text:style-name="T7">};</text:span></text:p>
            <text:p text:style-name="P15"><text:span text:style-name="T7">};</text:span></text:p>
          </draw:text-box>
        </draw:frame>
        <draw:frame presentation:style-name="pr8" draw:layer="layout" svg:width="29.996cm" svg:height="3.506cm" svg:x="1.664cm" svg:y="0.337cm" presentation:class="title" presentation:user-transformed="true">
          <draw:text-box>
            <text:p>Cells.cl (клеточный автомат)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4" draw:master-page-name="Vivid1" presentation:presentation-page-layout-name="AL3T1" presentation:use-date-time-name="dtd1">
        <office:forms form:automatic-focus="false" form:apply-design-mode="false"/>
        <draw:frame presentation:style-name="pr8" draw:layer="layout" svg:width="29.996cm" svg:height="3.506cm" svg:x="1.664cm" svg:y="0.337cm" presentation:class="title" presentation:placeholder="true" presentation:user-transformed="true">
          <draw:text-box/>
        </draw:frame>
        <draw:frame presentation:style-name="pr10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Попеременно показывать cool исходники</text:p>
                <text:p/>
              </text:list-item>
              <text:list-item>
                <text:p>Залезть в репозиторий.</text:p>
              </text:list-item>
              <text:list-item>
                <text:p>Запустить пример, показать как работает.</text:p>
                <text:p/>
              </text:list-item>
              <text:list-item>
                <text:p>как flex реагирует на конфликты имен ?</text:p>
              </text:list-item>
              <text:list-item>
                <text:p>- flex -d (debug) -T (trac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4T14:06:01.472440876</meta:creation-date>
    <meta:editing-duration>PT58M49S</meta:editing-duration>
    <meta:editing-cycles>8</meta:editing-cycles>
    <meta:generator>LibreOffice/6.1.3.1$Linux_X86_64 LibreOffice_project/10$Build-1</meta:generator>
    <dc:title>Vivid</dc:title>
    <dc:date>2018-10-24T18:07:11.791421628</dc:date>
    <meta:document-statistic meta:object-count="79"/>
  </office:meta>
</office:document-meta>
</file>